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rsid="000fa77a" officeooo:paragraph-rsid="000fa77a"/>
    </style:style>
    <style:style style:name="P2" style:family="paragraph" style:parent-style-name="Standard">
      <style:text-properties officeooo:rsid="0004f09e" officeooo:paragraph-rsid="0004f09e"/>
    </style:style>
    <style:style style:name="P3" style:family="paragraph" style:parent-style-name="Standard">
      <style:text-properties officeooo:rsid="001d1579" officeooo:paragraph-rsid="001d1579"/>
    </style:style>
    <style:style style:name="P4" style:family="paragraph" style:parent-style-name="Standard">
      <style:text-properties officeooo:rsid="001d1613" officeooo:paragraph-rsid="001d1613"/>
    </style:style>
    <style:style style:name="P5" style:family="paragraph" style:parent-style-name="Standard">
      <style:text-properties officeooo:rsid="001f48bc" officeooo:paragraph-rsid="001f48bc"/>
    </style:style>
    <style:style style:name="P6" style:family="paragraph" style:parent-style-name="Standard">
      <style:text-properties officeooo:rsid="0021708f" officeooo:paragraph-rsid="0021708f"/>
    </style:style>
    <style:style style:name="P7" style:family="paragraph" style:parent-style-name="Standard">
      <style:text-properties officeooo:rsid="0025a2dd" officeooo:paragraph-rsid="0025a2dd"/>
    </style:style>
    <style:style style:name="P8" style:family="paragraph" style:parent-style-name="Standard">
      <style:paragraph-properties style:border-line-width-bottom="0.012cm 0.012cm 0.012cm" fo:padding="0.074cm" fo:border-left="none" fo:border-right="none" fo:border-top="none" fo:border-bottom="0.99pt double #000000" style:join-border="false"/>
      <style:text-properties officeooo:rsid="001f48bc" officeooo:paragraph-rsid="001f48bc"/>
    </style:style>
    <style:style style:name="P9" style:family="paragraph" style:parent-style-name="Standard">
      <style:paragraph-properties style:border-line-width-bottom="0.012cm 0.012cm 0.012cm" fo:padding="0.074cm" fo:border-left="none" fo:border-right="none" fo:border-top="none" fo:border-bottom="0.99pt double #000000" style:join-border="false"/>
      <style:text-properties officeooo:rsid="0021708f" officeooo:paragraph-rsid="0021708f"/>
    </style:style>
    <style:style style:name="T1" style:family="text">
      <style:text-properties officeooo:rsid="001c036b"/>
    </style:style>
    <style:style style:name="T2" style:family="text">
      <style:text-properties officeooo:rsid="001ebdbc"/>
    </style:style>
    <style:style style:name="T3" style:family="text">
      <style:text-properties officeooo:rsid="002122c1"/>
    </style:style>
    <style:style style:name="T4" style:family="text">
      <style:text-properties officeooo:rsid="0023b7a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;<text:span text:style-name="T1">Run on rexter enter input as num1 space num2 enter</text:span></text:p>
      <text:p text:style-name="P4"/>
      <text:p text:style-name="P4">Enter Multiplicand : 12</text:p>
      <text:p text:style-name="P4"/>
      <text:p text:style-name="P4">Enter Multiplier : 13</text:p>
      <text:p text:style-name="P4"/>
      <text:p text:style-name="P4">Multiplication by successive addition is : 0156</text:p>
      <text:p text:style-name="P4">Multiplication by shift and add is : <text:s/><text:span text:style-name="T2">0156</text:span></text:p>
      <text:p text:style-name="P4"/>
      <text:p text:style-name="P5">=======================================================================</text:p>
      <text:p text:style-name="P5"/>
      <text:p text:style-name="P5">Enter Multiplicand : XX</text:p>
      <text:p text:style-name="P5">Enter valid input !</text:p>
      <text:p text:style-name="P5"/>
      <text:p text:style-name="P5">Enter Multiplicand : AX</text:p>
      <text:p text:style-name="P5">Enter valid input !</text:p>
      <text:p text:style-name="P5"/>
      <text:p text:style-name="P5">Enter Multiplicand : XA</text:p>
      <text:p text:style-name="P5">Enter valid input !</text:p>
      <text:p text:style-name="P5"/>
      <text:p text:style-name="P5">Enter Multiplicand : AA</text:p>
      <text:p text:style-name="P5"/>
      <text:p text:style-name="P5">Enter Multiplier : AX</text:p>
      <text:p text:style-name="P5">Enter valid input !</text:p>
      <text:p text:style-name="P5"/>
      <text:p text:style-name="P5">Enter Multiplier : XA</text:p>
      <text:p text:style-name="P5">Enter valid input !</text:p>
      <text:p text:style-name="P5"/>
      <text:p text:style-name="P5">Enter Multiplier : XX</text:p>
      <text:p text:style-name="P5">Enter valid input !</text:p>
      <text:p text:style-name="P5"/>
      <text:p text:style-name="P5">Enter Multiplier : AB</text:p>
      <text:p text:style-name="P5"/>
      <text:p text:style-name="P5">Multiplication by successive addition is : 718E</text:p>
      <text:p text:style-name="P5">Multiplication by shift and add is : 718E</text:p>
      <text:p text:style-name="P8"/>
      <text:p text:style-name="P5">//<text:span text:style-name="T3">Max possible multiplication</text:span></text:p>
      <text:p text:style-name="P5"/>
      <text:p text:style-name="P6">Enter Multiplicand : FF</text:p>
      <text:p text:style-name="P6"/>
      <text:p text:style-name="P6">Enter Multiplier : FF</text:p>
      <text:p text:style-name="P6"/>
      <text:p text:style-name="P6">Multiplication by successive addition is : FE01</text:p>
      <text:p text:style-name="P9">Multiplication by shift and add is : <text:span text:style-name="T4">FE01</text:span>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4T14:34:05.126482911</meta:creation-date>
    <dc:date>2017-03-25T13:31:22.155974169</dc:date>
    <meta:editing-duration>PT29M3S</meta:editing-duration>
    <meta:editing-cycles>17</meta:editing-cycles>
    <meta:generator>LibreOffice/5.1.3.2$Linux_X86_64 LibreOffice_project/10$Build-2</meta:generator>
    <meta:document-statistic meta:table-count="0" meta:image-count="0" meta:object-count="0" meta:page-count="1" meta:paragraph-count="27" meta:word-count="131" meta:character-count="794" meta:non-whitespace-character-count="689"/>
  </office:meta>
</office:document-meta>
</file>